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brion" svg:font-family="Cabrio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abrion"/>
    </style:style>
    <style:style style:name="P2" style:family="paragraph" style:parent-style-name="Text_20_body">
      <style:text-properties style:font-name="Cabrion" style:text-underline-style="solid" style:text-underline-width="auto" style:text-underline-color="font-color" style:font-name-complex="Calibri1"/>
    </style:style>
    <style:style style:name="P3" style:family="paragraph" style:parent-style-name="Text_20_body">
      <style:paragraph-properties fo:margin-left="7.62cm" fo:margin-right="0cm" fo:text-indent="0cm" style:auto-text-indent="false"/>
      <style:text-properties style:font-name="Cabrion"/>
    </style:style>
    <style:style style:name="P4" style:family="paragraph" style:parent-style-name="Text_20_body">
      <style:paragraph-properties fo:margin-left="8.89cm" fo:margin-right="0cm" fo:text-indent="0cm" style:auto-text-indent="false"/>
      <style:text-properties style:font-name="Cabrion"/>
    </style:style>
    <style:style style:name="P5" style:family="paragraph" style:parent-style-name="Text_20_body" style:master-page-name="Standard">
      <style:paragraph-properties style:page-number="auto"/>
      <style:text-properties style:font-name="Cabrion"/>
    </style:style>
    <style:style style:name="P6" style:family="paragraph" style:parent-style-name="Standard">
      <style:text-properties style:font-name="Cabrion"/>
    </style:style>
    <style:style style:name="P7" style:family="paragraph" style:parent-style-name="Standard">
      <style:text-properties style:font-name="Cabrion" style:font-name-complex="Calibri1"/>
    </style:style>
    <style:style style:name="T1" style:family="text">
      <style:text-properties style:font-name="Calibri" fo:font-style="italic" style:font-style-asian="italic" style:font-name-complex="Calibri1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fo:font-style="italic" style:font-style-asian="italic" style:font-name-complex="Calibri1"/>
    </style:style>
    <style:style style:name="T6" style:family="text">
      <style:text-properties style:font-name-complex="Calibri1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Calibri1"/>
    </style:style>
    <style:style style:name="T8" style:family="text">
      <style:text-properties fo:font-weight="bold" style:font-weight-asian="bold" style:font-name-complex="Calibri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Madame/Monsieur Prénom Nom<text:line-break/>Adresse<text:line-break/>Code Postal Ville</text:span></text:p>
      <text:p text:style-name="P1"><text:span text:style-name="T6"/></text:p>
      <text:p text:style-name="P3"><text:span text:style-name="T5">Nom de la Banque<text:line-break/>Adresse<text:line-break/>Code Postal Ville</text:span></text:p>
      <text:p text:style-name="P1"><text:span text:style-name="T6"/></text:p>
      <text:p text:style-name="P4"><text:span text:style-name="T5">Lieu, Date</text:span></text:p>
      <text:p text:style-name="P2"/>
      <text:p text:style-name="P1"><text:span text:style-name="T7">Objet</text:span><text:span text:style-name="T8"> :</text:span><text:span text:style-name="T6"> Annulation prélèvement automatique<text:line-break/>Lettre recommandée avec accusé de réception<text:line-break/><text:line-break/><text:line-break/>Madame, Monsieur,<text:line-break/><text:line-break/>Je règle chaque mois, par prélèvement automatique sur le compte n° </text:span><text:span text:style-name="T5">(précisez le numéro)</text:span><text:span text:style-name="T6">, la somme de … € </text:span><text:span text:style-name="T5">(précisez le montant)</text:span><text:span text:style-name="T6"> au titre de … </text:span><text:span text:style-name="T5">(précisez la nature de la facture</text:span><text:span text:style-name="T6">).<text:line-break/><text:line-break/>Je vous remercie de bien vouloir noter que je souhaite annuler ce prélèvement à partir de </text:span><text:span text:style-name="T5">(précisez la date).</text:span><text:span text:style-name="T6"><text:line-break/><text:line-break/>Je vous prie d’agréer, Madame, Monsieur, mes salutations distinguées.<text:line-break/><text:line-break/><text:line-break/></text:span><text:span text:style-name="T8">Signature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abrion" svg:font-family="Cabrio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CI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CI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GA</meta:initial-creator>
    <meta:editing-cycles>3</meta:editing-cycles>
    <meta:creation-date>2020-04-12T13:23:00</meta:creation-date>
    <dc:date>2020-04-17T09:54:17.629016885</dc:date>
    <meta:editing-duration>PT1M2S</meta:editing-duration>
    <meta:generator>LibreOffice/5.1.6.2$Linux_X86_64 LibreOffice_project/10m0$Build-2</meta:generator>
    <meta:document-statistic meta:table-count="0" meta:image-count="0" meta:object-count="0" meta:page-count="1" meta:paragraph-count="4" meta:word-count="91" meta:character-count="582" meta:non-whitespace-character-count="4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